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4.1pt"/>
    </style:style>
    <style:style style:name="co2" style:family="table-column">
      <style:table-column-properties fo:break-before="auto" style:column-width="65.06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34.21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43.4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21409a"/>
    </style:style>
    <style:style style:name="ce3" style:family="table-cell" style:parent-style-name="Default">
      <style:table-cell-properties fo:background-color="#fff450"/>
    </style:style>
  </office:automatic-styles>
  <office:body>
    <office:spreadsheet>
      <table:calculation-settings table:automatic-find-labels="false" table:use-regular-expressions="false" table:use-wildcards="true"/>
      <table:table table:name="stat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Number_of_keypoints_on_the_preceding_vehicle,_by_image_and_by_detector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0000000.png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419" calcext:value-type="float">
            <text:p>419</text:p>
          </table:table-cell>
          <table:table-cell office:value-type="float" office:value="254" calcext:value-type="float">
            <text:p>254</text:p>
          </table:table-cell>
          <table:table-cell office:value-type="float" office:value="91" calcext:value-type="float">
            <text:p>91</text:p>
          </table:table-cell>
          <table:table-cell office:value-type="float" office:value="162" calcext:value-type="float">
            <text:p>162</text:p>
          </table:table-cell>
          <table:table-cell office:value-type="float" office:value="137" calcext:value-type="float">
            <text:p>1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0000001.png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427" calcext:value-type="float">
            <text:p>427</text:p>
          </table:table-cell>
          <table:table-cell office:value-type="float" office:value="274" calcext:value-type="float">
            <text:p>274</text:p>
          </table:table-cell>
          <table:table-cell office:value-type="float" office:value="102" calcext:value-type="float">
            <text:p>102</text:p>
          </table:table-cell>
          <table:table-cell office:value-type="float" office:value="157" calcext:value-type="float">
            <text:p>157</text:p>
          </table:table-cell>
          <table:table-cell office:value-type="float" office:value="131" calcext:value-type="float">
            <text:p>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0000002.png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404" calcext:value-type="float">
            <text:p>404</text:p>
          </table:table-cell>
          <table:table-cell office:value-type="float" office:value="276" calcext:value-type="float">
            <text:p>276</text:p>
          </table:table-cell>
          <table:table-cell office:value-type="float" office:value="106" calcext:value-type="float">
            <text:p>106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0000003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423" calcext:value-type="float">
            <text:p>423</text:p>
          </table:table-cell>
          <table:table-cell office:value-type="float" office:value="275" calcext:value-type="float">
            <text:p>275</text:p>
          </table:table-cell>
          <table:table-cell office:value-type="float" office:value="113" calcext:value-type="float">
            <text:p>113</text:p>
          </table:table-cell>
          <table:table-cell office:value-type="float" office:value="154" calcext:value-type="float">
            <text:p>154</text:p>
          </table:table-cell>
          <table:table-cell office:value-type="float" office:value="135" calcext:value-type="float">
            <text:p>1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0000004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386" calcext:value-type="float">
            <text:p>386</text:p>
          </table:table-cell>
          <table:table-cell office:value-type="float" office:value="293" calcext:value-type="float">
            <text:p>293</text:p>
          </table:table-cell>
          <table:table-cell office:value-type="float" office:value="109" calcext:value-type="float">
            <text:p>109</text:p>
          </table:table-cell>
          <table:table-cell office:value-type="float" office:value="162" calcext:value-type="float">
            <text:p>162</text:p>
          </table:table-cell>
          <table:table-cell office:value-type="float" office:value="134" calcext:value-type="float">
            <text:p>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0000005.png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414" calcext:value-type="float">
            <text:p>414</text:p>
          </table:table-cell>
          <table:table-cell office:value-type="float" office:value="275" calcext:value-type="float">
            <text:p>275</text:p>
          </table:table-cell>
          <table:table-cell office:value-type="float" office:value="124" calcext:value-type="float">
            <text:p>124</text:p>
          </table:table-cell>
          <table:table-cell office:value-type="float" office:value="163" calcext:value-type="float">
            <text:p>163</text:p>
          </table:table-cell>
          <table:table-cell office:value-type="float" office:value="139" calcext:value-type="float">
            <text:p>1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0000006.png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418" calcext:value-type="float">
            <text:p>418</text:p>
          </table:table-cell>
          <table:table-cell office:value-type="float" office:value="289" calcext:value-type="float">
            <text:p>289</text:p>
          </table:table-cell>
          <table:table-cell office:value-type="float" office:value="129" calcext:value-type="float">
            <text:p>129</text:p>
          </table:table-cell>
          <table:table-cell office:value-type="float" office:value="173" calcext:value-type="float">
            <text:p>173</text:p>
          </table:table-cell>
          <table:table-cell office:value-type="float" office:value="136" calcext:value-type="float">
            <text:p>1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0000007.png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406" calcext:value-type="float">
            <text:p>406</text:p>
          </table:table-cell>
          <table:table-cell office:value-type="float" office:value="268" calcext:value-type="float">
            <text:p>268</text:p>
          </table:table-cell>
          <table:table-cell office:value-type="float" office:value="127" calcext:value-type="float">
            <text:p>127</text:p>
          </table:table-cell>
          <table:table-cell office:value-type="float" office:value="175" calcext:value-type="float">
            <text:p>175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0000008.png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396" calcext:value-type="float">
            <text:p>396</text:p>
          </table:table-cell>
          <table:table-cell office:value-type="float" office:value="259" calcext:value-type="float">
            <text:p>259</text:p>
          </table:table-cell>
          <table:table-cell office:value-type="float" office:value="124" calcext:value-type="float">
            <text:p>124</text:p>
          </table:table-cell>
          <table:table-cell office:value-type="float" office:value="175" calcext:value-type="float">
            <text:p>175</text:p>
          </table:table-cell>
          <table:table-cell office:value-type="float" office:value="156" calcext:value-type="float">
            <text:p>1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0000009.png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401" calcext:value-type="float">
            <text:p>40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 office:value-type="float" office:value="135" calcext:value-type="float">
            <text:p>135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calcext:value-type="string">
            <text:p>Average_of_the_neighborhood_size,_by_image_and_by_detector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0000000.p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.4408" calcext:value-type="float">
            <text:p>21.4408</text:p>
          </table:table-cell>
          <table:table-cell office:value-type="float" office:value="57.1108" calcext:value-type="float">
            <text:p>57.1108</text:p>
          </table:table-cell>
          <table:table-cell office:value-type="float" office:value="7.77008" calcext:value-type="float">
            <text:p>7.77008</text:p>
          </table:table-cell>
          <table:table-cell office:value-type="float" office:value="5.04017" calcext:value-type="float">
            <text:p>5.040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0000001.p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.9462" calcext:value-type="float">
            <text:p>21.9462</text:p>
          </table:table-cell>
          <table:table-cell office:value-type="float" office:value="57.2273" calcext:value-type="float">
            <text:p>57.2273</text:p>
          </table:table-cell>
          <table:table-cell office:value-type="float" office:value="7.4902" calcext:value-type="float">
            <text:p>7.4902</text:p>
          </table:table-cell>
          <table:table-cell office:value-type="float" office:value="5.09021" calcext:value-type="float">
            <text:p>5.090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0000002.p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.8423" calcext:value-type="float">
            <text:p>21.8423</text:p>
          </table:table-cell>
          <table:table-cell office:value-type="float" office:value="56.4948" calcext:value-type="float">
            <text:p>56.4948</text:p>
          </table:table-cell>
          <table:table-cell office:value-type="float" office:value="7.41412" calcext:value-type="float">
            <text:p>7.41412</text:p>
          </table:table-cell>
          <table:table-cell office:value-type="float" office:value="4.96249" calcext:value-type="float">
            <text:p>4.96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0000003.p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.4134" calcext:value-type="float">
            <text:p>20.4134</text:p>
          </table:table-cell>
          <table:table-cell office:value-type="float" office:value="55.1436" calcext:value-type="float">
            <text:p>55.1436</text:p>
          </table:table-cell>
          <table:table-cell office:value-type="float" office:value="7.47661" calcext:value-type="float">
            <text:p>7.47661</text:p>
          </table:table-cell>
          <table:table-cell office:value-type="float" office:value="4.74159" calcext:value-type="float">
            <text:p>4.741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0000004.p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2.7797" calcext:value-type="float">
            <text:p>22.7797</text:p>
          </table:table-cell>
          <table:table-cell office:value-type="float" office:value="56.7442" calcext:value-type="float">
            <text:p>56.7442</text:p>
          </table:table-cell>
          <table:table-cell office:value-type="float" office:value="7.74569" calcext:value-type="float">
            <text:p>7.74569</text:p>
          </table:table-cell>
          <table:table-cell office:value-type="float" office:value="4.71959" calcext:value-type="float">
            <text:p>4.719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0000005.p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3.0131" calcext:value-type="float">
            <text:p>23.0131</text:p>
          </table:table-cell>
          <table:table-cell office:value-type="float" office:value="56.5751" calcext:value-type="float">
            <text:p>56.5751</text:p>
          </table:table-cell>
          <table:table-cell office:value-type="float" office:value="7.70018" calcext:value-type="float">
            <text:p>7.70018</text:p>
          </table:table-cell>
          <table:table-cell office:value-type="float" office:value="4.65131" calcext:value-type="float">
            <text:p>4.65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0000006.p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.8076" calcext:value-type="float">
            <text:p>21.8076</text:p>
          </table:table-cell>
          <table:table-cell office:value-type="float" office:value="56.6104" calcext:value-type="float">
            <text:p>56.6104</text:p>
          </table:table-cell>
          <table:table-cell office:value-type="float" office:value="7.74403" calcext:value-type="float">
            <text:p>7.74403</text:p>
          </table:table-cell>
          <table:table-cell office:value-type="float" office:value="5.42744" calcext:value-type="float">
            <text:p>5.427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0000007.p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2.2788" calcext:value-type="float">
            <text:p>22.2788</text:p>
          </table:table-cell>
          <table:table-cell office:value-type="float" office:value="55.2734" calcext:value-type="float">
            <text:p>55.2734</text:p>
          </table:table-cell>
          <table:table-cell office:value-type="float" office:value="7.82613" calcext:value-type="float">
            <text:p>7.82613</text:p>
          </table:table-cell>
          <table:table-cell office:value-type="float" office:value="4.63463" calcext:value-type="float">
            <text:p>4.634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0000008.p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2.7478" calcext:value-type="float">
            <text:p>22.7478</text:p>
          </table:table-cell>
          <table:table-cell office:value-type="float" office:value="54.509" calcext:value-type="float">
            <text:p>54.509</text:p>
          </table:table-cell>
          <table:table-cell office:value-type="float" office:value="7.79351" calcext:value-type="float">
            <text:p>7.79351</text:p>
          </table:table-cell>
          <table:table-cell office:value-type="float" office:value="5.57716" calcext:value-type="float">
            <text:p>5.577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0000009.p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2.2167" calcext:value-type="float">
            <text:p>22.2167</text:p>
          </table:table-cell>
          <table:table-cell office:value-type="float" office:value="54.4083" calcext:value-type="float">
            <text:p>54.4083</text:p>
          </table:table-cell>
          <table:table-cell office:value-type="float" office:value="7.84846" calcext:value-type="float">
            <text:p>7.84846</text:p>
          </table:table-cell>
          <table:table-cell office:value-type="float" office:value="5.67081" calcext:value-type="float">
            <text:p>5.67081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calcext:value-type="string">
            <text:p>Sample_std_dev_of_the_neighborhood_size,_by_image_and_by_detector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0000000.p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4657" calcext:value-type="float">
            <text:p>14.4657</text:p>
          </table:table-cell>
          <table:table-cell office:value-type="float" office:value="25.9928" calcext:value-type="float">
            <text:p>25.9928</text:p>
          </table:table-cell>
          <table:table-cell office:value-type="float" office:value="3.96886" calcext:value-type="float">
            <text:p>3.96886</text:p>
          </table:table-cell>
          <table:table-cell office:value-type="float" office:value="5.98071" calcext:value-type="float">
            <text:p>5.980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0000001.p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6828" calcext:value-type="float">
            <text:p>14.6828</text:p>
          </table:table-cell>
          <table:table-cell office:value-type="float" office:value="26.2169" calcext:value-type="float">
            <text:p>26.2169</text:p>
          </table:table-cell>
          <table:table-cell office:value-type="float" office:value="3.53584" calcext:value-type="float">
            <text:p>3.53584</text:p>
          </table:table-cell>
          <table:table-cell office:value-type="float" office:value="6.22029" calcext:value-type="float">
            <text:p>6.220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0000002.p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9321" calcext:value-type="float">
            <text:p>13.9321</text:p>
          </table:table-cell>
          <table:table-cell office:value-type="float" office:value="26.0482" calcext:value-type="float">
            <text:p>26.0482</text:p>
          </table:table-cell>
          <table:table-cell office:value-type="float" office:value="3.51247" calcext:value-type="float">
            <text:p>3.51247</text:p>
          </table:table-cell>
          <table:table-cell office:value-type="float" office:value="6.11312" calcext:value-type="float">
            <text:p>6.113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0000003.p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6712" calcext:value-type="float">
            <text:p>12.6712</text:p>
          </table:table-cell>
          <table:table-cell office:value-type="float" office:value="25.2073" calcext:value-type="float">
            <text:p>25.2073</text:p>
          </table:table-cell>
          <table:table-cell office:value-type="float" office:value="3.40365" calcext:value-type="float">
            <text:p>3.40365</text:p>
          </table:table-cell>
          <table:table-cell office:value-type="float" office:value="5.29641" calcext:value-type="float">
            <text:p>5.296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0000004.p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9584" calcext:value-type="float">
            <text:p>14.9584</text:p>
          </table:table-cell>
          <table:table-cell office:value-type="float" office:value="25.1285" calcext:value-type="float">
            <text:p>25.1285</text:p>
          </table:table-cell>
          <table:table-cell office:value-type="float" office:value="3.45537" calcext:value-type="float">
            <text:p>3.45537</text:p>
          </table:table-cell>
          <table:table-cell office:value-type="float" office:value="5.53115" calcext:value-type="float">
            <text:p>5.531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0000005.p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9226" calcext:value-type="float">
            <text:p>15.9226</text:p>
          </table:table-cell>
          <table:table-cell office:value-type="float" office:value="24.6175" calcext:value-type="float">
            <text:p>24.6175</text:p>
          </table:table-cell>
          <table:table-cell office:value-type="float" office:value="3.39564" calcext:value-type="float">
            <text:p>3.39564</text:p>
          </table:table-cell>
          <table:table-cell office:value-type="float" office:value="5.60338" calcext:value-type="float">
            <text:p>5.603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0000006.p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6974" calcext:value-type="float">
            <text:p>14.6974</text:p>
          </table:table-cell>
          <table:table-cell office:value-type="float" office:value="25.5583" calcext:value-type="float">
            <text:p>25.5583</text:p>
          </table:table-cell>
          <table:table-cell office:value-type="float" office:value="3.43852" calcext:value-type="float">
            <text:p>3.43852</text:p>
          </table:table-cell>
          <table:table-cell office:value-type="float" office:value="6.55812" calcext:value-type="float">
            <text:p>6.558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0000007.p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1351" calcext:value-type="float">
            <text:p>15.1351</text:p>
          </table:table-cell>
          <table:table-cell office:value-type="float" office:value="24.9527" calcext:value-type="float">
            <text:p>24.9527</text:p>
          </table:table-cell>
          <table:table-cell office:value-type="float" office:value="3.51982" calcext:value-type="float">
            <text:p>3.51982</text:p>
          </table:table-cell>
          <table:table-cell office:value-type="float" office:value="5.17624" calcext:value-type="float">
            <text:p>5.176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0000008.p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315" calcext:value-type="float">
            <text:p>15.315</text:p>
          </table:table-cell>
          <table:table-cell office:value-type="float" office:value="25.5868" calcext:value-type="float">
            <text:p>25.5868</text:p>
          </table:table-cell>
          <table:table-cell office:value-type="float" office:value="3.5128" calcext:value-type="float">
            <text:p>3.5128</text:p>
          </table:table-cell>
          <table:table-cell office:value-type="float" office:value="6.74261" calcext:value-type="float">
            <text:p>6.742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0000009.p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7435" calcext:value-type="float">
            <text:p>14.7435</text:p>
          </table:table-cell>
          <table:table-cell office:value-type="float" office:value="24.0489" calcext:value-type="float">
            <text:p>24.0489</text:p>
          </table:table-cell>
          <table:table-cell office:value-type="float" office:value="3.62905" calcext:value-type="float">
            <text:p>3.62905</text:p>
          </table:table-cell>
          <table:table-cell office:value-type="float" office:value="6.74486" calcext:value-type="float">
            <text:p>6.74486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calcext:value-type="string">
            <text:p>Total_number_of_matched_keypoints_(summed_across_all_images),_by_detector_type_and_by_descriptor_type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Descriptor=&gt;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SIFT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SHITOMASI</text:p>
          </table:table-cell>
          <table:table-cell office:value-type="float" office:value="694" calcext:value-type="float">
            <text:p>694</text:p>
          </table:table-cell>
          <table:table-cell office:value-type="float" office:value="819" calcext:value-type="float">
            <text:p>819</text:p>
          </table:table-cell>
          <table:table-cell office:value-type="float" office:value="770" calcext:value-type="float">
            <text:p>770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HARRIS</text:p>
          </table:table-cell>
          <table:table-cell office:value-type="float" office:value="693" calcext:value-type="float">
            <text:p>693</text:p>
          </table:table-cell>
          <table:table-cell office:value-type="float" office:value="818" calcext:value-type="float">
            <text:p>818</text:p>
          </table:table-cell>
          <table:table-cell office:value-type="float" office:value="765" calcext:value-type="float">
            <text:p>765</text:p>
          </table:table-cell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office:value-type="float" office:value="927" calcext:value-type="float">
            <text:p>927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FAST</text:p>
          </table:table-cell>
          <table:table-cell office:value-type="float" office:value="1845" calcext:value-type="float">
            <text:p>1845</text:p>
          </table:table-cell>
          <table:table-cell office:value-type="float" office:value="2208" calcext:value-type="float">
            <text:p>2208</text:p>
          </table:table-cell>
          <table:table-cell office:value-type="float" office:value="2096" calcext:value-type="float">
            <text:p>2096</text:p>
          </table:table-cell>
          <table:table-cell office:value-type="float" office:value="1601" calcext:value-type="float">
            <text:p>1601</text:p>
          </table:table-cell>
          <table:table-cell office:value-type="float" office:value="0" calcext:value-type="float">
            <text:p>0</text:p>
          </table:table-cell>
          <table:table-cell office:value-type="float" office:value="2787" calcext:value-type="float">
            <text:p>2787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RISK</text:p>
          </table:table-cell>
          <table:table-cell office:value-type="float" office:value="1280" calcext:value-type="float">
            <text:p>1280</text:p>
          </table:table-cell>
          <table:table-cell office:value-type="float" office:value="1341" calcext:value-type="float">
            <text:p>1341</text:p>
          </table:table-cell>
          <table:table-cell office:value-type="float" office:value="955" calcext:value-type="float">
            <text:p>955</text:p>
          </table:table-cell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  <table:table-cell office:value-type="float" office:value="1626" calcext:value-type="float">
            <text:p>1626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ORB</text:p>
          </table:table-cell>
          <table:table-cell office:value-type="float" office:value="650" calcext:value-type="float">
            <text:p>650</text:p>
          </table:table-cell>
          <table:table-cell office:value-type="float" office:value="453" calcext:value-type="float">
            <text:p>453</text:p>
          </table:table-cell>
          <table:table-cell office:value-type="float" office:value="536" calcext:value-type="float">
            <text:p>536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AKAZ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SIFT</text:p>
          </table:table-cell>
          <table:table-cell office:value-type="float" office:value="531" calcext:value-type="float">
            <text:p>531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792" calcext:value-type="float">
            <text:p>792</text:p>
          </table:table-cell>
          <table:table-cell table:number-columns-repeated="1017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calcext:value-type="string">
            <text:p>Total_time_(summed_across_all_images)_in_ms_for_keypoints_detection_plus_descriptors_extraction,_by_detector_type_and_descriptor_type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Descriptor=&gt;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SIFT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SHITOMASI</text:p>
          </table:table-cell>
          <table:table-cell office:value-type="float" office:value="3622" calcext:value-type="float">
            <text:p>3622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HARRIS</text:p>
          </table:table-cell>
          <table:table-cell office:value-type="float" office:value="3556" calcext:value-type="float">
            <text:p>3556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FAST</text:p>
          </table:table-cell>
          <table:table-cell office:value-type="float" office:value="3474" calcext:value-type="float">
            <text:p>347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RISK</text:p>
          </table:table-cell>
          <table:table-cell office:value-type="float" office:value="7280" calcext:value-type="float">
            <text:p>7280</text:p>
          </table:table-cell>
          <table:table-cell office:value-type="float" office:value="3825" calcext:value-type="float">
            <text:p>3825</text:p>
          </table:table-cell>
          <table:table-cell office:value-type="float" office:value="3841" calcext:value-type="float">
            <text:p>3841</text:p>
          </table:table-cell>
          <table:table-cell office:value-type="float" office:value="4257" calcext:value-type="float">
            <text:p>4257</text:p>
          </table:table-cell>
          <table:table-cell office:value-type="float" office:value="0" calcext:value-type="float">
            <text:p>0</text:p>
          </table:table-cell>
          <table:table-cell office:value-type="float" office:value="4263" calcext:value-type="float">
            <text:p>4263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ORB</text:p>
          </table:table-cell>
          <table:table-cell office:value-type="float" office:value="3475" calcext:value-type="float">
            <text:p>3475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AKAZ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73" calcext:value-type="float">
            <text:p>14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SIFT</text:p>
          </table:table-cell>
          <table:table-cell office:value-type="float" office:value="4594" calcext:value-type="float">
            <text:p>4594</text:p>
          </table:table-cell>
          <table:table-cell office:value-type="float" office:value="1324" calcext:value-type="float">
            <text:p>1324</text:p>
          </table:table-cell>
          <table:table-cell office:value-type="float" office:value="0" calcext:value-type="float">
            <text:p>0</text:p>
          </table:table-cell>
          <table:table-cell office:value-type="float" office:value="1756" calcext:value-type="float">
            <text:p>1756</text:p>
          </table:table-cell>
          <table:table-cell office:value-type="float" office:value="0" calcext:value-type="float">
            <text:p>0</text:p>
          </table:table-cell>
          <table:table-cell office:value-type="float" office:value="2238" calcext:value-type="float">
            <text:p>2238</text:p>
          </table:table-cell>
          <table:table-cell table:number-columns-repeated="1017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calcext:value-type="string">
            <text:p>Ratio number of keypoints/ total ti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scriptor=&gt;</text:p>
          </table:table-cell>
          <table:table-cell table:style-name="ce2" office:value-type="string" calcext:value-type="string">
            <text:p>BRISK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FREAK</text:p>
          </table:table-cell>
          <table:table-cell table:style-name="ce2" office:value-type="string" calcext:value-type="string">
            <text:p>AKAZE</text:p>
          </table:table-cell>
          <table:table-cell table:style-name="ce2" office:value-type="string" calcext:value-type="string">
            <text:p>SIFT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SHITOMASI</text:p>
          </table:table-cell>
          <table:table-cell table:formula="of:=[.B42]/[.B52]" office:value-type="float" office:value="0.191606847045831" calcext:value-type="float">
            <text:p>0.191606847045831</text:p>
          </table:table-cell>
          <table:table-cell table:formula="of:=[.C42]/[.C52]" office:value-type="float" office:value="4.40322580645161" calcext:value-type="float">
            <text:p>4.40322580645161</text:p>
          </table:table-cell>
          <table:table-cell table:formula="of:=[.D42]/[.D52]" office:value-type="float" office:value="4.18478260869565" calcext:value-type="float">
            <text:p>4.18478260869565</text:p>
          </table:table-cell>
          <table:table-cell table:formula="of:=[.E42]/[.E52]" office:value-type="float" office:value="1.02683363148479" calcext:value-type="float">
            <text:p>1.02683363148479</text:p>
          </table:table-cell>
          <table:table-cell office:value-type="string" calcext:value-type="string">
            <text:p>N/A</text:p>
          </table:table-cell>
          <table:table-cell table:formula="of:=[.G42]/[.G52]" office:value-type="float" office:value="3.24475524475524" calcext:value-type="float">
            <text:p>3.24475524475524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HARRIS</text:p>
          </table:table-cell>
          <table:table-cell table:formula="of:=[.B43]/[.B53]" office:value-type="float" office:value="0.19488188976378" calcext:value-type="float">
            <text:p>0.19488188976378</text:p>
          </table:table-cell>
          <table:table-cell table:formula="of:=[.C43]/[.C53]" office:value-type="float" office:value="6.24427480916031" calcext:value-type="float">
            <text:p>6.24427480916031</text:p>
          </table:table-cell>
          <table:table-cell table:formula="of:=[.D43]/[.D53]" office:value-type="float" office:value="5.93023255813954" calcext:value-type="float">
            <text:p>5.93023255813954</text:p>
          </table:table-cell>
          <table:table-cell table:formula="of:=[.E43]/[.E53]" office:value-type="float" office:value="1.11175337186898" calcext:value-type="float">
            <text:p>1.11175337186898</text:p>
          </table:table-cell>
          <table:table-cell office:value-type="string" calcext:value-type="string">
            <text:p>N/A</text:p>
          </table:table-cell>
          <table:table-cell table:formula="of:=[.G43]/[.G53]" office:value-type="float" office:value="3.38321167883212" calcext:value-type="float">
            <text:p>3.38321167883212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FAST</text:p>
          </table:table-cell>
          <table:table-cell table:formula="of:=[.B44]/[.B54]" office:value-type="float" office:value="0.531088082901554" calcext:value-type="float">
            <text:p>0.531088082901554</text:p>
          </table:table-cell>
          <table:table-cell table:style-name="ce3" table:formula="of:=[.C44]/[.C54]" office:value-type="float" office:value="55.2" calcext:value-type="float">
            <text:p>55.2</text:p>
          </table:table-cell>
          <table:table-cell table:style-name="ce3" table:formula="of:=[.D44]/[.D54]" office:value-type="float" office:value="49.9047619047619" calcext:value-type="float">
            <text:p>49.9047619047619</text:p>
          </table:table-cell>
          <table:table-cell table:formula="of:=[.E44]/[.E54]" office:value-type="float" office:value="3.4880174291939" calcext:value-type="float">
            <text:p>3.4880174291939</text:p>
          </table:table-cell>
          <table:table-cell office:value-type="string" calcext:value-type="string">
            <text:p>N/A</text:p>
          </table:table-cell>
          <table:table-cell table:style-name="ce3" table:formula="of:=[.G44]/[.G54]" office:value-type="float" office:value="8.14912280701754" calcext:value-type="float">
            <text:p>8.14912280701754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RISK</text:p>
          </table:table-cell>
          <table:table-cell table:formula="of:=[.B45]/[.B55]" office:value-type="float" office:value="0.175824175824176" calcext:value-type="float">
            <text:p>0.175824175824176</text:p>
          </table:table-cell>
          <table:table-cell table:formula="of:=[.C45]/[.C55]" office:value-type="float" office:value="0.350588235294118" calcext:value-type="float">
            <text:p>0.350588235294118</text:p>
          </table:table-cell>
          <table:table-cell table:formula="of:=[.D45]/[.D55]" office:value-type="float" office:value="0.248633168445717" calcext:value-type="float">
            <text:p>0.248633168445717</text:p>
          </table:table-cell>
          <table:table-cell table:formula="of:=[.E45]/[.E55]" office:value-type="float" office:value="0.256988489546629" calcext:value-type="float">
            <text:p>0.256988489546629</text:p>
          </table:table-cell>
          <table:table-cell office:value-type="string" calcext:value-type="string">
            <text:p>N/A</text:p>
          </table:table-cell>
          <table:table-cell table:formula="of:=[.G45]/[.G55]" office:value-type="float" office:value="0.381421534130894" calcext:value-type="float">
            <text:p>0.381421534130894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ORB</text:p>
          </table:table-cell>
          <table:table-cell table:formula="of:=[.B46]/[.B56]" office:value-type="float" office:value="0.18705035971223" calcext:value-type="float">
            <text:p>0.18705035971223</text:p>
          </table:table-cell>
          <table:table-cell table:formula="of:=[.C46]/[.C56]" office:value-type="float" office:value="5.03333333333333" calcext:value-type="float">
            <text:p>5.03333333333333</text:p>
          </table:table-cell>
          <table:table-cell table:formula="of:=[.D46]/[.D56]" office:value-type="float" office:value="4.12307692307692" calcext:value-type="float">
            <text:p>4.12307692307692</text:p>
          </table:table-cell>
          <table:table-cell table:formula="of:=[.E46]/[.E56]" office:value-type="float" office:value="0.69758064516129" calcext:value-type="float">
            <text:p>0.69758064516129</text:p>
          </table:table-cell>
          <table:table-cell office:value-type="string" calcext:value-type="string">
            <text:p>N/A</text:p>
          </table:table-cell>
          <table:table-cell table:formula="of:=[.G46]/[.G56]" office:value-type="float" office:value="1.28813559322034" calcext:value-type="float">
            <text:p>1.28813559322034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AKAZE</text:p>
          </table:table-cell>
          <table:table-cell table:number-columns-repeated="4" office:value-type="string" calcext:value-type="string">
            <text:p>N/A</text:p>
          </table:table-cell>
          <table:table-cell table:formula="of:=[.F47]/[.F57]" office:value-type="float" office:value="0.788866259334691" calcext:value-type="float">
            <text:p>0.788866259334691</text:p>
          </table:table-cell>
          <table:table-cell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SIFT</text:p>
          </table:table-cell>
          <table:table-cell table:formula="of:=[.B48]/[.B58]" office:value-type="float" office:value="0.115585546364824" calcext:value-type="float">
            <text:p>0.115585546364824</text:p>
          </table:table-cell>
          <table:table-cell table:formula="of:=[.C48]/[.C58]" office:value-type="float" office:value="0.447885196374622" calcext:value-type="float">
            <text:p>0.447885196374622</text:p>
          </table:table-cell>
          <table:table-cell office:value-type="string" calcext:value-type="string">
            <text:p>N/A</text:p>
          </table:table-cell>
          <table:table-cell table:formula="of:=[.E48]/[.E58]" office:value-type="float" office:value="0.287585421412301" calcext:value-type="float">
            <text:p>0.287585421412301</text:p>
          </table:table-cell>
          <table:table-cell office:value-type="string" calcext:value-type="string">
            <text:p>N/A</text:p>
          </table:table-cell>
          <table:table-cell table:formula="of:=[.G48]/[.G58]" office:value-type="float" office:value="0.353887399463807" calcext:value-type="float">
            <text:p>0.353887399463807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4T17:15:58.250897629</dc:date>
    <meta:editing-duration>PT12M17S</meta:editing-duration>
    <meta:editing-cycles>3</meta:editing-cycles>
    <meta:generator>LibreOffice/6.0.7.3$Linux_X86_64 LibreOffice_project/00m0$Build-3</meta:generator>
    <meta:document-statistic meta:table-count="1" meta:cell-count="438" meta:object-count="0"/>
  </office:meta>
</office:document-meta>
</file>